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4366in" fo:margin-right="-0.3118in" fo:text-align="center" style:justify-single-word="false" fo:text-indent="0in" style:auto-text-indent="false" style:page-number="auto" fo:background-color="transparent"/>
      <style:text-properties fo:font-weight="bold" officeooo:rsid="0000a00c" officeooo:paragraph-rsid="0000a00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0.4366in" fo:margin-right="-0.3118in" fo:text-align="center" style:justify-single-word="false" fo:text-indent="0in" style:auto-text-indent="false" fo:background-color="transparent"/>
      <style:text-properties fo:language="pl" fo:country="PL" fo:font-weight="normal" officeooo:rsid="0000a00c" officeooo:paragraph-rsid="0000a00c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normal" officeooo:rsid="0001577d" officeooo:paragraph-rsid="0001577d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bold" officeooo:rsid="0000a00c" officeooo:paragraph-rsid="0000a00c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bold" officeooo:rsid="0001577d" officeooo:paragraph-rsid="0000a00c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bold" officeooo:rsid="0001577d" officeooo:paragraph-rsid="0001577d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bold" officeooo:rsid="0001f96f" officeooo:paragraph-rsid="0001f96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weight="bold" officeooo:rsid="0001f96f" officeooo:paragraph-rsid="00053cfb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f96f" officeooo:paragraph-rsid="0000a00c" style:font-style-asian="italic" style:font-weight-asian="normal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f96f" officeooo:paragraph-rsid="0001f96f" style:font-style-asian="italic" style:font-weight-asian="normal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f96f" officeooo:paragraph-rsid="00053cfb" style:font-style-asian="italic" style:font-weight-asian="normal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577d" officeooo:paragraph-rsid="00032e75" style:font-style-asian="italic" style:font-weight-asian="normal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577d" officeooo:paragraph-rsid="0003001a" style:font-style-asian="italic" style:font-weight-asian="normal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577d" officeooo:paragraph-rsid="0005144d" style:font-style-asian="italic" style:font-weight-asian="normal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language="pl" fo:country="PL" fo:font-style="italic" fo:font-weight="normal" officeooo:rsid="0001577d" officeooo:paragraph-rsid="00053cfb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weight="normal" officeooo:rsid="0000a00c" officeooo:paragraph-rsid="0000a00c" style:font-weight-asian="normal" style:font-weight-complex="normal"/>
    </style:style>
    <style:style style:name="P1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weight="normal" officeooo:rsid="0000a00c" officeooo:paragraph-rsid="0005144d" style:font-weight-asian="normal" style:font-weight-complex="normal"/>
    </style:style>
    <style:style style:name="P1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1f96f" officeooo:paragraph-rsid="00032e75" style:font-weight-asian="normal" style:font-weight-complex="normal"/>
    </style:style>
    <style:style style:name="P1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1f96f" officeooo:paragraph-rsid="00053cfb" style:font-weight-asian="normal" style:font-weight-complex="normal"/>
    </style:style>
    <style:style style:name="P2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32e75" officeooo:paragraph-rsid="00032e75" style:font-weight-asian="normal" style:font-weight-complex="normal"/>
    </style:style>
    <style:style style:name="P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32e75" officeooo:paragraph-rsid="00053cfb" style:font-weight-asian="normal" style:font-weight-complex="normal"/>
    </style:style>
    <style:style style:name="P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weight="normal" officeooo:rsid="00032e75" officeooo:paragraph-rsid="0005144d" style:font-weight-asian="normal" style:font-weight-complex="normal"/>
    </style:style>
    <style:style style:name="P2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weight="normal" officeooo:rsid="0005144d" officeooo:paragraph-rsid="0005144d" style:font-weight-asian="normal" style:font-weight-complex="normal"/>
    </style:style>
    <style:style style:name="P2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font-weight="normal" officeooo:rsid="0005144d" officeooo:paragraph-rsid="0005696c" style:font-weight-asian="normal" style:font-weight-complex="normal"/>
    </style:style>
    <style:style style:name="P2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053cfb" officeooo:paragraph-rsid="00053cfb" style:font-weight-asian="normal" style:font-weight-complex="normal"/>
    </style:style>
    <style:style style:name="P2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053cfb" officeooo:paragraph-rsid="0005696c" style:font-weight-asian="normal" style:font-weight-complex="normal"/>
    </style:style>
    <style:style style:name="P2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font-weight="normal" officeooo:rsid="0005696c" officeooo:paragraph-rsid="0005696c" style:font-weight-asian="normal" style:font-weight-complex="normal"/>
    </style:style>
    <style:style style:name="P2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bold" officeooo:rsid="0001577d" officeooo:paragraph-rsid="00032e75" style:font-weight-asian="bold" style:font-weight-complex="bold"/>
    </style:style>
    <style:style style:name="P2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bold" officeooo:rsid="0001577d" officeooo:paragraph-rsid="0001577d" style:font-weight-asian="bold" style:font-weight-complex="bold"/>
    </style:style>
    <style:style style:name="P3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bold" officeooo:rsid="0001577d" officeooo:paragraph-rsid="00053cfb" style:font-weight-asian="bold" style:font-weight-complex="bold"/>
    </style:style>
    <style:style style:name="P3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03001a"/>
    </style:style>
    <style:style style:name="P3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05144d"/>
    </style:style>
    <style:style style:name="P3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03001a"/>
    </style:style>
    <style:style style:name="P3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05144d"/>
    </style:style>
    <style:style style:name="P3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053cfb"/>
    </style:style>
    <style:style style:name="P3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language="pl" fo:country="PL" fo:font-weight="normal" officeooo:rsid="0001f96f" officeooo:paragraph-rsid="00032e75" style:font-weight-asian="normal" style:font-weight-complex="normal"/>
    </style:style>
    <style:style style:name="P3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language="pl" fo:country="PL" fo:font-weight="normal" officeooo:rsid="0001f96f" officeooo:paragraph-rsid="00053cfb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l" fo:country="PL" fo:font-weight="normal" officeooo:rsid="0005144d" officeooo:paragraph-rsid="0005144d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l" fo:country="PL" fo:font-weight="normal" officeooo:rsid="0005144d" officeooo:paragraph-rsid="00053cfb" style:font-weight-asian="normal" style:font-weight-complex="normal"/>
    </style:style>
    <style:style style:name="P4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rsid="0005144d" officeooo:paragraph-rsid="0005144d"/>
    </style:style>
    <style:style style:name="P4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rsid="0005696c" officeooo:paragraph-rsid="0005696c"/>
    </style:style>
    <style:style style:name="P4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rsid="0005696c" officeooo:paragraph-rsid="0005696c"/>
    </style:style>
    <style:style style:name="P43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fo:font-weight="normal" officeooo:rsid="0000a00c" officeooo:paragraph-rsid="0000a00c" style:font-weight-asian="normal" style:font-weight-complex="normal"/>
    </style:style>
    <style:style style:name="P44" style:family="paragraph" style:parent-style-name="Standard" style:list-style-name="L11" style:master-page-name="">
      <loext:graphic-properties draw:fill="none"/>
      <style:paragraph-properties fo:text-align="start" style:justify-single-word="false" style:page-number="auto" fo:background-color="transparent"/>
      <style:text-properties officeooo:rsid="0005696c" officeooo:paragraph-rsid="0005696c"/>
    </style:style>
    <style:style style:name="P45" style:family="paragraph" style:parent-style-name="Standard" style:list-style-name="L4" style:master-page-name="">
      <loext:graphic-properties draw:fill="none"/>
      <style:paragraph-properties fo:margin-left="-0.1866in" fo:margin-right="0in" fo:text-align="start" style:justify-single-word="false" fo:text-indent="0in" style:auto-text-indent="false" style:page-number="auto" fo:background-color="transparent"/>
      <style:text-properties officeooo:paragraph-rsid="0003001a"/>
    </style:style>
    <style:style style:name="P46" style:family="paragraph" style:parent-style-name="Standard" style:list-style-name="L7" style:master-page-name="">
      <loext:graphic-properties draw:fill="none"/>
      <style:paragraph-properties fo:margin-left="-0.1866in" fo:margin-right="0in" fo:text-align="start" style:justify-single-word="false" fo:text-indent="0in" style:auto-text-indent="false" style:page-number="auto" fo:background-color="transparent"/>
      <style:text-properties officeooo:rsid="0005144d" officeooo:paragraph-rsid="0005144d"/>
    </style:style>
    <style:style style:name="P47" style:family="paragraph" style:parent-style-name="Standard" style:list-style-name="L11" style:master-page-name="">
      <loext:graphic-properties draw:fill="none"/>
      <style:paragraph-properties fo:margin-left="-0.1866in" fo:margin-right="0in" fo:text-align="start" style:justify-single-word="false" fo:text-indent="0in" style:auto-text-indent="false" style:page-number="auto" fo:background-color="transparent"/>
      <style:text-properties officeooo:rsid="0005696c" officeooo:paragraph-rsid="0005696c"/>
    </style:style>
    <style:style style:name="P48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weight="normal" officeooo:rsid="0005144d" officeooo:paragraph-rsid="0005144d" style:font-weight-asian="normal" style:font-weight-complex="normal"/>
    </style:style>
    <style:style style:name="P49" style:family="paragraph" style:parent-style-name="Standard" style:list-style-name="L9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weight="normal" officeooo:rsid="0005696c" officeooo:paragraph-rsid="0005696c" style:font-weight-asian="normal" style:font-weight-complex="normal"/>
    </style:style>
    <style:style style:name="P50" style:family="paragraph" style:parent-style-name="Standard" style:list-style-name="L9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-0.3752in"/>
        </style:tab-stops>
      </style:paragraph-properties>
      <style:text-properties officeooo:rsid="0005696c" officeooo:paragraph-rsid="0005696c"/>
    </style:style>
    <style:style style:name="P51" style:family="paragraph" style:parent-style-name="Standard" style:list-style-name="L9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-0.3752in"/>
        </style:tab-stops>
      </style:paragraph-properties>
      <style:text-properties officeooo:rsid="0005696c" officeooo:paragraph-rsid="0005696c"/>
    </style:style>
    <style:style style:name="P52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fo:language="pl" fo:country="PL" fo:font-weight="normal" officeooo:rsid="0005144d" officeooo:paragraph-rsid="00053cfb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fo:language="pl" fo:country="PL" fo:font-weight="normal" officeooo:rsid="0005144d" officeooo:paragraph-rsid="0005144d" style:font-weight-asian="normal" style:font-weight-complex="norma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1577d"/>
    </style:style>
    <style:style style:name="T3" style:family="text">
      <style:text-properties fo:language="pl" fo:country="PL" fo:font-weight="normal" style:font-weight-asian="normal" style:font-weight-complex="normal"/>
    </style:style>
    <style:style style:name="T4" style:family="text">
      <style:text-properties fo:language="pl" fo:country="PL" fo:font-weight="normal" officeooo:rsid="0001f96f" style:font-weight-asian="normal" style:font-weight-complex="normal"/>
    </style:style>
    <style:style style:name="T5" style:family="text">
      <style:text-properties fo:language="pl" fo:country="PL" fo:font-weight="normal" officeooo:rsid="0001577d" style:font-weight-asian="normal" style:font-weight-complex="normal"/>
    </style:style>
    <style:style style:name="T6" style:family="text">
      <style:text-properties fo:language="pl" fo:country="PL" fo:font-weight="normal" officeooo:rsid="0005144d" style:font-weight-asian="normal" style:font-weight-complex="normal"/>
    </style:style>
    <style:style style:name="T7" style:family="text">
      <style:text-properties fo:language="pl" fo:country="PL" fo:font-weight="normal" officeooo:rsid="00053cfb" style:font-weight-asian="normal" style:font-weight-complex="normal"/>
    </style:style>
    <style:style style:name="T8" style:family="text">
      <style:text-properties fo:language="pl" fo:country="PL" fo:font-weight="normal" officeooo:rsid="0005696c" style:font-weight-asian="normal" style:font-weight-complex="normal"/>
    </style:style>
    <style:style style:name="T9" style:family="text">
      <style:text-properties fo:language="pl" fo:country="PL" officeooo:rsid="0001f96f"/>
    </style:style>
    <style:style style:name="T10" style:family="text">
      <style:text-properties fo:language="pl" fo:country="PL" officeooo:rsid="0005144d"/>
    </style:style>
    <style:style style:name="T11" style:family="text">
      <style:text-properties fo:language="pl" fo:country="PL" officeooo:rsid="00053cfb"/>
    </style:style>
    <style:style style:name="T12" style:family="text">
      <style:text-properties fo:language="pl" fo:country="PL" officeooo:rsid="0005696c"/>
    </style:style>
    <style:style style:name="T13" style:family="text">
      <style:text-properties fo:language="pl" fo:country="PL" officeooo:rsid="00077130"/>
    </style:style>
    <style:style style:name="T14" style:family="text">
      <style:text-properties fo:color="#1b75bc" fo:language="pl" fo:country="PL"/>
    </style:style>
    <style:style style:name="T15" style:family="text">
      <style:text-properties fo:color="#1b75bc" fo:language="pl" fo:country="PL" officeooo:rsid="0001577d"/>
    </style:style>
    <style:style style:name="T16" style:family="text">
      <style:text-properties fo:color="#1b75bc" fo:language="pl" fo:country="PL" fo:font-weight="normal" style:font-weight-asian="normal" style:font-weight-complex="normal"/>
    </style:style>
    <style:style style:name="T17" style:family="text">
      <style:text-properties fo:color="#1b75bc" fo:language="pl" fo:country="PL" fo:font-weight="normal" officeooo:rsid="0001577d" style:font-weight-asian="normal" style:font-weight-complex="normal"/>
    </style:style>
    <style:style style:name="T18" style:family="text">
      <style:text-properties fo:color="#1b75bc" fo:language="pl" fo:country="PL" fo:font-weight="normal" officeooo:rsid="0005144d" style:font-weight-asian="normal" style:font-weight-complex="normal"/>
    </style:style>
    <style:style style:name="T19" style:family="text">
      <style:text-properties fo:color="#1b75bc" fo:language="pl" fo:country="PL" officeooo:rsid="0005696c"/>
    </style:style>
    <style:style style:name="T20" style:family="text">
      <style:text-properties fo:color="#8f187c"/>
    </style:style>
    <style:style style:name="T21" style:family="text">
      <style:text-properties fo:color="#8f187c" fo:language="pl" fo:country="PL" fo:font-weight="normal" style:font-weight-asian="normal" style:font-weight-complex="normal"/>
    </style:style>
    <style:style style:name="T22" style:family="text">
      <style:text-properties fo:color="#8f187c" fo:language="pl" fo:country="PL" fo:font-weight="normal" officeooo:rsid="0001f96f" style:font-weight-asian="normal" style:font-weight-complex="normal"/>
    </style:style>
    <style:style style:name="T23" style:family="text">
      <style:text-properties fo:color="#8f187c" fo:language="pl" fo:country="PL" fo:font-weight="normal" officeooo:rsid="00032e75" style:font-weight-asian="normal" style:font-weight-complex="normal"/>
    </style:style>
    <style:style style:name="T24" style:family="text">
      <style:text-properties fo:color="#820f71"/>
    </style:style>
    <style:style style:name="T25" style:family="text">
      <style:text-properties fo:color="#820f71" fo:language="pl" fo:country="PL"/>
    </style:style>
    <style:style style:name="T26" style:family="text">
      <style:text-properties fo:color="#820f71" fo:language="pl" fo:country="PL" fo:font-weight="normal" officeooo:rsid="0001f96f" style:font-weight-asian="normal" style:font-weight-complex="normal"/>
    </style:style>
    <style:style style:name="T27" style:family="text">
      <style:text-properties fo:color="#820f71" fo:language="pl" fo:country="PL" fo:font-weight="normal" officeooo:rsid="00053cfb" style:font-weight-asian="normal" style:font-weight-complex="normal"/>
    </style:style>
    <style:style style:name="T28" style:family="text">
      <style:text-properties fo:color="#820f71" fo:language="pl" fo:country="PL" officeooo:rsid="00053cfb"/>
    </style:style>
    <style:style style:name="T29" style:family="text">
      <style:text-properties fo:color="#820f71" officeooo:rsid="00053cfb"/>
    </style:style>
    <style:style style:name="T30" style:family="text">
      <style:text-properties fo:color="#00888a" fo:language="pl" fo:country="PL"/>
    </style:style>
    <style:style style:name="T31" style:family="text">
      <style:text-properties fo:color="#00888a" fo:language="pl" fo:country="PL" officeooo:rsid="0005144d" fo:background-color="transparent" loext:char-shading-value="0"/>
    </style:style>
    <style:style style:name="T32" style:family="text">
      <style:text-properties fo:color="#00888a" fo:language="pl" fo:country="PL" officeooo:rsid="00053cfb"/>
    </style:style>
    <style:style style:name="T33" style:family="text">
      <style:text-properties fo:color="#00888a" fo:language="pl" fo:country="PL" fo:font-weight="normal" officeooo:rsid="0005696c" style:font-weight-asian="normal" style:font-weight-complex="normal"/>
    </style:style>
    <style:style style:name="T34" style:family="text">
      <style:text-properties officeooo:rsid="00053cfb"/>
    </style:style>
    <style:style style:name="T35" style:family="text">
      <style:text-properties fo:color="#182f7c"/>
    </style:style>
    <style:style style:name="T36" style:family="text">
      <style:text-properties fo:color="#182f7c" fo:language="pl" fo:country="PL"/>
    </style:style>
    <style:style style:name="T37" style:family="text">
      <style:text-properties fo:color="#182f7c" fo:language="pl" fo:country="PL" fo:font-weight="normal" style:font-weight-asian="normal" style:font-weight-complex="normal"/>
    </style:style>
    <style:style style:name="T38" style:family="text">
      <style:text-properties fo:color="#182f7c" fo:language="pl" fo:country="PL" fo:font-weight="normal" officeooo:rsid="00053cf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struktury programu</text:p>
      <text:p text:style-name="P2"/>
      <text:p text:style-name="P4">io – moduł obsługujący całe wejście/wyjście. </text:p>
      <text:p text:style-name="P9">Zawiera funkcje:</text:p>
      <text:list xml:id="list1612598405" text:style-name="L1">
        <text:list-item>
          <text:p text:style-name="P16"><text:span text:style-name="T15">image s</text:span><text:span text:style-name="T14">canAlphabet()</text:span><text:span text:style-name="T1"> - </text:span><text:span text:style-name="T9">wczytuje </text:span><text:span text:style-name="T1">alfabet z katalogu ./alphabet/ do programu zwracająca obiekt typu image</text:span></text:p>
        </text:list-item>
        <text:list-item>
          <text:p text:style-name="P16"><text:span text:style-name="T15">void </text:span><text:span text:style-name="T14">printTypeExpression() -</text:span><text:span text:style-name="T1"> </text:span><text:span text:style-name="T9">drukuje </text:span><text:span text:style-name="T1">zapytanie o wyrażenie matematyczne</text:span></text:p>
        </text:list-item>
        <text:list-item>
          <text:p text:style-name="P16"><text:span text:style-name="T15">void </text:span><text:span text:style-name="T14">printGettingStarted() </text:span><text:span text:style-name="T1">- </text:span><text:span text:style-name="T9">drukuje </text:span><text:span text:style-name="T1">krótki opis programu po jego uruchomieniu</text:span></text:p>
        </text:list-item>
        <text:list-item>
          <text:p text:style-name="P16"><text:span text:style-name="T15">bool </text:span><text:span text:style-name="T14">scanExpression(char *expression)</text:span><text:span text:style-name="T1"> – </text:span><text:span text:style-name="T9">wczytuje </text:span><text:span text:style-name="T1">wyrażenie; zwraca false przy błędzie</text:span></text:p>
        </text:list-item>
        <text:list-item>
          <text:p text:style-name="P16"><text:span text:style-name="T15">void </text:span><text:span text:style-name="T14">printQuestionForPath()</text:span><text:span text:style-name="T1"> - </text:span><text:span text:style-name="T9">drukuje </text:span><text:span text:style-name="T1">zapytanie o ścieżkę do zapisu obrazka</text:span></text:p>
        </text:list-item>
        <text:list-item>
          <text:p text:style-name="P16"><text:span text:style-name="T15">bool </text:span><text:span text:style-name="T14">scanpath(char *path)</text:span><text:span text:style-name="T1"> – </text:span><text:span text:style-name="T9">wczytuje </text:span><text:span text:style-name="T1">ścieżkę zapisy obrazka; zwraca false przy błędzie</text:span></text:p>
        </text:list-item>
        <text:list-item>
          <text:p text:style-name="P16"><text:span text:style-name="T15">void </text:span><text:span text:style-name="T14">printDoneAndQuestionForAgain()</text:span><text:span text:style-name="T1"> - </text:span><text:span text:style-name="T9">drukuje </text:span><text:span text:style-name="T2">komunikat o sukcesie wydruku obraka i zapytanie, czy drukować kolejne wyrażenie</text:span></text:p>
        </text:list-item>
        <text:list-item>
          <text:p text:style-name="P16"><text:span text:style-name="T15">bool scanIfAgain() </text:span><text:span text:style-name="T2">- </text:span><text:span text:style-name="T9">sprawdza</text:span><text:span text:style-name="T2">, czy drukować kolejny obrazek lub zakończyć</text:span></text:p>
        </text:list-item>
        <text:list-item>
          <text:p text:style-name="P43"><text:span text:style-name="T15">void printImage(image bitmap, const char *path)</text:span><text:span text:style-name="T2"> – </text:span><text:span text:style-name="T9">drukuje </text:span><text:span text:style-name="T2">obrazek </text:span><text:span text:style-name="T9">do pliku </text:span><text:span text:style-name="T13">i otwiera ten plik</text:span></text:p>
        </text:list-item>
      </text:list>
      <text:p text:style-name="P5"/>
      <text:p text:style-name="P6">utilities – moduł obsługujący przydatne funkcje niezwiązane konkretnie z innymi modułami</text:p>
      <text:p text:style-name="P12">Zawiera definicje:</text:p>
      <text:list xml:id="list953336152" text:style-name="L2">
        <text:list-item>
          <text:p text:style-name="P28"><text:span text:style-name="T21">STRING_SIZE</text:span><text:span text:style-name="T3"> – maksymalna długość ciągów znaków w programie</text:span></text:p>
        </text:list-item>
        <text:list-item>
          <text:p text:style-name="P28"><text:span text:style-name="T22">RED, GREEN, YELLOW, MAGENTA, CYAN, WHITE, BLU</text:span><text:span text:style-name="T23">E, </text:span><text:span text:style-name="T22">RESET </text:span><text:span text:style-name="T4">- </text:span><text:span text:style-name="T3">definicje kolorów używanych przy wypisywaniu funkcją printf()</text:span></text:p>
        </text:list-item>
      </text:list>
      <text:p text:style-name="P13">Zawiera funkcje:</text:p>
      <text:list xml:id="list2834995215" text:style-name="L3">
        <text:list-item>
          <text:p text:style-name="P31"><text:span text:style-name="T17">void appendString(char *s,char c)</text:span><text:span text:style-name="T5"> – konkatenuje ciąg s ze znakiem c</text:span></text:p>
        </text:list-item>
      </text:list>
      <text:list xml:id="list2644825986" text:style-name="L4">
        <text:list-item>
          <text:p text:style-name="P33"><text:span text:style-name="T17">bool isStringEmpty(char *s)</text:span><text:span text:style-name="T5"> – sprawdzająca, czy ciąg znaków jest pusty</text:span></text:p>
        </text:list-item>
        <text:list-item>
          <text:p text:style-name="P45"><text:span text:style-name="T17">void clearString(char *s) </text:span><text:span text:style-name="T5">– ustawia ciąg znaków na pusty</text:span></text:p>
        </text:list-item>
        <text:list-item>
          <text:p text:style-name="P33"><text:span text:style-name="T17">int maxInt(int a, int b) </text:span><text:span text:style-name="T5">– zwraca maximum z a,b</text:span></text:p>
        </text:list-item>
        <text:list-item>
          <text:p text:style-name="P33"><text:span text:style-name="T17">int minInt(int a,int b)</text:span><text:span text:style-name="T5"> – zwraca minimum z a,b</text:span></text:p>
        </text:list-item>
        <text:list-item>
          <text:p text:style-name="P33"><text:span text:style-name="T17">void clearStdin() </text:span><text:span text:style-name="T5">– ignoruje strumień wejścia do następnego ‘\n’ lub EOF</text:span></text:p>
        </text:list-item>
        <text:list-item>
          <text:p text:style-name="P33"><text:span text:style-name="T17">bool doesFileExist(char *filename)</text:span><text:span text:style-name="T5"> – sprawdza czy plik istnieje</text:span></text:p>
        </text:list-item>
      </text:list>
      <text:p text:style-name="P3"/>
      <text:p text:style-name="P3"><text:tab/></text:p>
      <text:p text:style-name="P7">tree – moduł obsługujący operacje na wyrażeniach w postaci ciągów znaków infix/ONP oraz drzew</text:p>
      <text:p text:style-name="P10">Zawiera definicje:</text:p>
      <text:list xml:id="list3726676452" text:style-name="L5">
        <text:list-item>
          <text:p text:style-name="P29"><text:span text:style-name="T26">OPERATOR</text:span><text:span text:style-name="T4"> – string jest operatorem</text:span></text:p>
        </text:list-item>
        <text:list-item>
          <text:p text:style-name="P36"><text:span text:style-name="T24">EXPRESSION</text:span><text:span text:style-name="T20"> </text:span>– string jest wyrażeniem</text:p>
        </text:list-item>
        <text:list-item>
          <text:p text:style-name="P36"><text:span text:style-name="T24">RPN_ARRAY</text:span><text:span text:style-name="T20">_</text:span><text:span text:style-name="T24">SIZE</text:span> – maksymalna wielkość tablicy ONP</text:p>
        </text:list-item>
        <text:list-item>
          <text:p text:style-name="P36"><text:span text:style-name="T24">RIGHT_ASSOCIATIVITY</text:span> – łączność w prawo</text:p>
        </text:list-item>
        <text:list-item>
          <text:p text:style-name="P36"><text:span text:style-name="T24">LEFT</text:span><text:span text:style-name="T20">_</text:span><text:span text:style-name="T24">ASSOCIATIVITY</text:span> – łącność w lewo</text:p>
        </text:list-item>
        <text:list-item>
          <text:p text:style-name="P18"><text:span text:style-name="T25">FUNCTION</text:span><text:span text:style-name="T1"> – operator jest funkcją</text:span></text:p>
        </text:list-item>
        <text:list-item>
          <text:p text:style-name="P20"><text:span text:style-name="T30">unit</text:span><text:span text:style-name="T1"> – struktura reprezentująca elementarną jednostkę w wyrażeniu tj. operator lub ciąg znaków</text:span></text:p>
        </text:list-item>
      </text:list>
      <text:list xml:id="list2799656651" text:style-name="L6">
        <text:list-item>
          <text:p text:style-name="P22"><text:span text:style-name="T36">char expression[STRING_SIZE] </text:span><text:span text:style-name="T1">– zawartość jednostki</text:span></text:p>
        </text:list-item>
        <text:list-item>
          <text:p text:style-name="P22"><text:span text:style-name="T36">bool type</text:span><text:span text:style-name="T1"> – typ jednostki</text:span></text:p>
        </text:list-item>
      </text:list>
      <text:list xml:id="list221124010500024" text:continue-list="list1612598405" text:style-name="L1">
        <text:list-item>
          <text:p text:style-name="P17"><text:span text:style-name="T31">node</text:span><text:span text:style-name="T10"> – struktura reprezentująca wierzchołki w drzewie</text:span></text:p>
          <text:list>
            <text:list-item>
              <text:p text:style-name="P48"><text:span text:style-name="T35">unit value</text:span> – wartość w wierzchołku</text:p>
            </text:list-item>
            <text:list-item>
              <text:p text:style-name="P48"><text:span text:style-name="T36">node *left, *right</text:span><text:span text:style-name="T1"> – wskaźniki na lewe i prawe dziecko wierzchołka</text:span></text:p>
            </text:list-item>
          </text:list>
        </text:list-item>
      </text:list>
      <text:p text:style-name="P14">Zawiera funkcje:</text:p>
      <text:list xml:id="list221125028765593" text:continue-list="list2834995215" text:style-name="L3">
        <text:list-item>
          <text:p text:style-name="P32"><text:span text:style-name="T18">node *createNode(unit object) </text:span><text:span text:style-name="T5">– </text:span><text:span text:style-name="T6">tworzy pusty węzeł</text:span></text:p>
        </text:list-item>
      </text:list>
      <text:list xml:id="list680080937" text:style-name="L7">
        <text:list-item>
          <text:p text:style-name="P34"><text:span text:style-name="T18">node *operateOnNode(mode *left, node *right, unit object)</text:span><text:span text:style-name="T5"> – </text:span><text:span text:style-name="T6">operuje na węzłach</text:span></text:p>
        </text:list-item>
        <text:list-item>
          <text:p text:style-name="P46"><text:span text:style-name="T17">b</text:span><text:span text:style-name="T16">ool commutative(char operator)</text:span><text:span text:style-name="T3"> – sprawdza, czy operator jest przemienny</text:span></text:p>
        </text:list-item>
        <text:list-item>
          <text:p text:style-name="P40"><text:span text:style-name="T17">b</text:span><text:span text:style-name="T16">ool isOperator(char character)</text:span><text:span text:style-name="T3"> – sprawdza, czy znak jest operatorem</text:span></text:p>
        </text:list-item>
        <text:list-item>
          <text:p text:style-name="P40"><text:span text:style-name="T17">i</text:span><text:span text:style-name="T16">nt weight(char operator)</text:span><text:span text:style-name="T3"> – zwraca wagę operatora</text:span></text:p>
        </text:list-item>
        <text:list-item>
          <text:p text:style-name="P40"><text:span text:style-name="T17">i</text:span><text:span text:style-name="T16">nt associativity(char operator) </text:span><text:span text:style-name="T3">– sprawdza, w którą stronę łączy operator</text:span></text:p>
        </text:list-item>
        <text:list-item>
          <text:p text:style-name="P23"><text:soft-page-break/><text:span text:style-name="T15">n</text:span><text:span text:style-name="T14">ode *convertExpressionToTree(char *expression) </text:span><text:span text:style-name="T1">– konwertuje wyrażenie na drzewo, złożenie funkcji convertAlgebraicToRPN i convertRPNToTree</text:span></text:p>
        </text:list-item>
        <text:list-item>
          <text:p text:style-name="P23"><text:span text:style-name="T14">unit *convertAlgebraicToRPN(char *expression, unsigned int *rpn_size) </text:span><text:span text:style-name="T1">– konwertuje wyrażenie zapisane infiksowo na ONP</text:span></text:p>
        </text:list-item>
        <text:list-item>
          <text:p text:style-name="P23"><text:span text:style-name="T14">node *convertRPNToTree(unit *rpn, unsigned int rpn_size) </text:span><text:span text:style-name="T1">– konwertuje wyrażenie zapisane w ONP na drzewo</text:span></text:p>
        </text:list-item>
        <text:list-item>
          <text:p text:style-name="P23"><text:span text:style-name="T14">void deleteTree(node *current)</text:span><text:span text:style-name="T1"> – usuwa drzewo i zwalnia pamięć</text:span></text:p>
        </text:list-item>
        <text:list-item>
          <text:p text:style-name="P23"><text:span text:style-name="T14">void deleteUnitArray(unit *rpn)</text:span><text:span text:style-name="T1"> – usuwa tablicę jednostek i zwalnia pamięć</text:span></text:p>
        </text:list-item>
      </text:list>
      <text:p text:style-name="P38"/>
      <text:p text:style-name="P8"><text:span text:style-name="T34">bitmap</text:span> – moduł obsługujący operacje na <text:span text:style-name="T34">bitmapach</text:span></text:p>
      <text:p text:style-name="P11">Zawiera definicje:</text:p>
      <text:list xml:id="list221124236158146" text:continue-list="list3726676452" text:style-name="L5">
        <text:list-item>
          <text:p text:style-name="P30"><text:span text:style-name="T27">BASED</text:span><text:span text:style-name="T4"> – </text:span><text:span text:style-name="T7">łączenie obrazków jest oparte na połączeniu ich w konkretnym punkcie</text:span></text:p>
        </text:list-item>
        <text:list-item>
          <text:p text:style-name="P37"><text:span text:style-name="T29">TOP</text:span><text:span text:style-name="T20"> </text:span>– <text:span text:style-name="T34">łączenie horyzontalnie obrazków, doklejając je z góry na dół</text:span></text:p>
        </text:list-item>
        <text:list-item>
          <text:p text:style-name="P37"><text:span text:style-name="T29">BOTTOM</text:span> – <text:span text:style-name="T34">łączenie horyzontalnie obrazków, doklejając je z dołu do góry</text:span></text:p>
        </text:list-item>
        <text:list-item>
          <text:p text:style-name="P37"><text:span text:style-name="T29">LEFT</text:span> – <text:span text:style-name="T34">łączenie wertykalnie obrazków, doklejając je z lewej strony</text:span></text:p>
        </text:list-item>
        <text:list-item>
          <text:p text:style-name="P37"><text:span text:style-name="T29">RIGHT</text:span>– <text:span text:style-name="T34">łączenie wertykalnie obrazków, doklejając je z prawej strony</text:span></text:p>
        </text:list-item>
        <text:list-item>
          <text:p text:style-name="P19"><text:span text:style-name="T28">MIDDLE</text:span><text:span text:style-name="T1"> – </text:span><text:span text:style-name="T11">łączenie wertykalnie obrazków, doklejając je na poziomie ich środków</text:span></text:p>
        </text:list-item>
        <text:list-item>
          <text:p text:style-name="P37"><text:span text:style-name="T29">OTHER</text:span>– <text:span text:style-name="T34">symbol inny niż standardowy operator i litera/cyfra</text:span></text:p>
        </text:list-item>
        <text:list-item>
          <text:p text:style-name="P19"><text:span text:style-name="T28">SYMBOL</text:span><text:span text:style-name="T11"> – symbol, będący literą/cyfrą</text:span></text:p>
        </text:list-item>
        <text:list-item>
          <text:p text:style-name="P21"><text:span text:style-name="T32">pixel</text:span><text:span text:style-name="T1"> – struktura reprezentująca </text:span><text:span text:style-name="T11">piksele</text:span></text:p>
        </text:list-item>
      </text:list>
      <text:list xml:id="list2943589414" text:style-name="L8">
        <text:list-item>
          <text:p text:style-name="P25"><text:span text:style-name="T36">unsigned char red </text:span><text:span text:style-name="T1">– czerwony</text:span></text:p>
        </text:list-item>
        <text:list-item>
          <text:p text:style-name="P26"><text:span text:style-name="T36">unsigned</text:span><text:span text:style-name="T1"> </text:span><text:span text:style-name="T36">char</text:span><text:span text:style-name="T1"> </text:span><text:span text:style-name="T36">green</text:span><text:span text:style-name="T1"> – zielony</text:span></text:p>
        </text:list-item>
        <text:list-item>
          <text:p text:style-name="P26"><text:span text:style-name="T36">unsigned</text:span><text:span text:style-name="T1"> </text:span><text:span text:style-name="T36">char</text:span><text:span text:style-name="T1"> </text:span><text:span text:style-name="T36">blue</text:span><text:span text:style-name="T1"> – niebieski</text:span></text:p>
        </text:list-item>
      </text:list>
      <text:list xml:id="list1035342781" text:style-name="L9">
        <text:list-item>
          <text:p text:style-name="P35"><text:span text:style-name="T33">image</text:span><text:span text:style-name="T6"> – struktura reprezentująca </text:span><text:span text:style-name="T8">obrazek</text:span></text:p>
          <text:list>
            <text:list-item>
              <text:p text:style-name="P49"><text:span text:style-name="T35">char magic_number[2] </text:span>– typ obrazka, w przypadku tego projektu P6</text:p>
            </text:list-item>
            <text:list-item>
              <text:p text:style-name="P49"><text:span text:style-name="T36">unsigned int width</text:span><text:span text:style-name="T1"> – szerokość obrazka</text:span></text:p>
            </text:list-item>
            <text:list-item>
              <text:p text:style-name="P50"><text:span text:style-name="T38">u</text:span><text:span text:style-name="T37">nsigned int height </text:span><text:span text:style-name="T3">– wysokość obrazka</text:span></text:p>
            </text:list-item>
            <text:list-item>
              <text:p text:style-name="P51"><text:span text:style-name="T35">unsigned int maxval </text:span>– maksymalna wartość koloru, w przypadku tego projektu 256</text:p>
            </text:list-item>
            <text:list-item>
              <text:p text:style-name="P51"><text:span text:style-name="T35">pixel *map</text:span> – tablica pikseli reprezentująca obrazek</text:p>
            </text:list-item>
          </text:list>
        </text:list-item>
      </text:list>
      <text:p text:style-name="P15">Zawiera funkcje:</text:p>
      <text:list xml:id="list1986646475" text:style-name="L10">
        <text:list-item>
          <text:p text:style-name="P41"><text:span text:style-name="T18">i</text:span><text:span text:style-name="T16">mage generateBitmapFromTree(image *alphabet, node *head_of_tree)</text:span><text:span text:style-name="T3"> – zwraca obrazek wygenerowany z danego drzewa</text:span></text:p>
        </text:list-item>
      </text:list>
      <text:list xml:id="list3797560621" text:style-name="L11">
        <text:list-item>
          <text:p text:style-name="P42"><text:span text:style-name="T18">image generateBitmapFromTree(image *alphabet, node *</text:span><text:span text:style-name="T16">current_node, double scale, unsigned int *baseline_parent</text:span><text:span text:style-name="T18">)</text:span><text:span text:style-name="T6"> – </text:span><text:span text:style-name="T3">funkcja rekurencyjna generująca fragmenty obrazka</text:span></text:p>
        </text:list-item>
        <text:list-item>
          <text:p text:style-name="P47"><text:span text:style-name="T16">image mergeBitmapHorizontal(image left, image right, int spot, unsigned int baseline_left, unsigned int baseline_right) </text:span><text:span text:style-name="T3">– skleja obrazki horyzontalnie</text:span></text:p>
        </text:list-item>
        <text:list-item>
          <text:p text:style-name="P44"><text:span text:style-name="T16">image mergeBitmapHorizontal(image left, image right, int spot)</text:span><text:span text:style-name="T3"> – skleja obrazki wertykalnie</text:span></text:p>
        </text:list-item>
        <text:list-item>
          <text:p text:style-name="P42"><text:span text:style-name="T16">image mergeBitmapAndFreeMemory(image left, image right, double scale, char operation, <text:s/>unsgined int baseline_left, unsigned int baseline_right, unsigned int child_height)</text:span><text:span text:style-name="T3">– funkcja sklejająca obrazki na różne sposoby, składa inne funkcje sklejające obrazki</text:span></text:p>
        </text:list-item>
        <text:list-item>
          <text:p text:style-name="P42"><text:span text:style-name="T16">void deleteBitmap(image *bitmap) </text:span><text:span text:style-name="T3">– usuwa obrazek i zwalnia pamięć</text:span></text:p>
        </text:list-item>
        <text:list-item>
          <text:p text:style-name="P24"><text:span text:style-name="T19">void setTypeP6(char *magic_number) </text:span><text:span text:style-name="T12">– ustawia typ obrazka na P6</text:span></text:p>
        </text:list-item>
        <text:list-item>
          <text:p text:style-name="P27"><text:span text:style-name="T14">image createEmptyImage()</text:span><text:span text:style-name="T1"> - zwraca pusty obrazek</text:span></text:p>
        </text:list-item>
        <text:list-item>
          <text:p text:style-name="P27"><text:span text:style-name="T14">image createDownscaledImage(image original, double scale) </text:span><text:span text:style-name="T1">– skaluje obrazek w dół</text:span></text:p>
        </text:list-item>
        <text:list-item>
          <text:p text:style-name="P27"><text:span text:style-name="T14">image createUpscaledImageVertically(image original, double scale) </text:span><text:span text:style-name="T1">– skaluje obrazek w górę w osi pionowej</text:span></text:p>
        </text:list-item>
        <text:list-item>
          <text:p text:style-name="P27"><text:span text:style-name="T14">bool isImageEmpty(image candidate) </text:span><text:span text:style-name="T1">– sprawdza, czy obrazek jest pusty</text:span></text:p>
        </text:list-item>
        <text:list-item>
          <text:p text:style-name="P27"><text:span text:style-name="T14">image copyImage(image original) </text:span><text:span text:style-name="T1">– kopiuje obrazek i zwraca kopię</text:span></text:p>
        </text:list-item>
      </text:list>
      <text:p text:style-name="P39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14:36.358029704</meta:creation-date>
    <dc:date>2019-01-30T22:11:23.913553605</dc:date>
    <meta:editing-duration>PT11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84" meta:word-count="741" meta:character-count="5517" meta:non-whitespace-character-count="4863"/>
  </office:meta>
</office:document-meta>
</file>